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  <style:style style:name="P3" style:family="paragraph" style:parent-style-name="Preformatted_20_Text">
      <style:text-properties fo:language="hsb" fo:country="DE" officeooo:paragraph-rsid="0016a731"/>
    </style:style>
    <style:style style:name="P4" style:family="paragraph" style:parent-style-name="Preformatted_20_Text">
      <style:text-properties fo:language="hsb" fo:country="DE" officeooo:paragraph-rsid="0017ff6e"/>
    </style:style>
    <style:style style:name="T1" style:family="text">
      <style:text-properties fo:language="hsb" fo:country="DE"/>
    </style:style>
    <style:style style:name="T2" style:family="text">
      <style:text-properties officeooo:rsid="0016a731"/>
    </style:style>
    <style:style style:name="T3" style:family="text">
      <style:text-properties officeooo:rsid="0017ff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603.tif.large.jpg </text:p>
      <text:p text:style-name="P1">%----------------------------------------------------------- </text:p>
      <text:p text:style-name="P1"/>
      <text:p text:style-name="P3">%----------------------------------- </text:p>
      <text:p text:style-name="P1"/>
      <text:p text:style-name="P3">kapitl((Prěni list swj. japoštoła Pawoła na Thesalonzkich.<text:span text:style-name="T2">))</text:span></text:p>
      <text:p text:style-name="P3"/>
      <text:p text:style-name="P3"><text:span text:style-name="T2">staw((</text:span>Prěni staw.<text:span text:style-name="T2">))</text:span></text:p>
      <text:p text:style-name="P3"/>
      <text:p text:style-name="P3"><text:span text:style-name="T2">detail((</text:span>Napominanje k wobstajnosći w kšezćijanztwje na Thesalonzkich.<text:span text:style-name="T2">))</text:span></text:p>
      <text:p text:style-name="P1"/>
      <text:p text:style-name="P3">%----------------------------------- </text:p>
      <text:p text:style-name="P1"/>
      <text:p text:style-name="P3">1. Pawoł a Silvan a Timothej tej Thesalonzkej wosadźe w Bosy Wótcu a w tym Knjezu Jezusu Chrystusu: Hnada budź z wami a měr wot Boha, našeho Wótca, a teho Knjeza Jezom Chrysta! ref((2 Thes. 1, 1.<text:span text:style-name="T2">))</text:span></text:p>
      <text:p text:style-name="P1"/>
      <text:p text:style-name="P1">2. My dźakujemy so Bohu přeco za was wšitkich a wopomnimy was bjez přestaća w našej modlitwje; </text:p>
      <text:p text:style-name="P1"/>
      <text:p text:style-name="P1">3. Tež zpominamy my na waš skutk we wěrje a na waše dźěło w lubosći a na wašu sćerpliwosć w nadźiji, kotraž je naš Knjez Jezus Chrystus, před Bohom a našim Wótcom. </text:p>
      <text:p text:style-name="P1"/>
      <text:p text:style-name="P1">4. Přetož, lubi bratřa, wot Boha lubowani, my wěmy, zo sće wot Boha wuzwoleni; </text:p>
      <text:p text:style-name="P1"/>
      <text:p text:style-name="P4">5. A zo naše ewangelion je pola was było nic jeno w słowje, ale tež w mocy a w swjatym Duchu a we wulkej wěztozći; jako wy wěsće, kajzy my smy bjez wami byli waše dla. </text:p>
      <text:p text:style-name="P4"/>
      <text:p text:style-name="P2"><text:s/></text:p>
      <text:p text:style-name="P1">%----------------------------------- </text:p>
      <text:p text:style-name="P1">% https://digital.slub-dresden.de/data/kitodo/BibltojeZ_478590679/BibltojeZ_478590679_tif/jpegs/00001604.tif.large.jpg </text:p>
      <text:p text:style-name="P1">%----------------------------------------------------------- </text:p>
      <text:p text:style-name="P1"><text:s/></text:p>
      <text:p text:style-name="P1"/>
      <text:p text:style-name="P4">6. A wy sće po nas činili a po tym Knjezu a sće to słowo horje wzali we wšej pšećiwnozći z wjesołosću w swjatym Duchu; ref((1 Kor. 4, 16.<text:span text:style-name="T3">))</text:span></text:p>
      <text:p text:style-name="P1"/>
      <text:p text:style-name="P1">7. Tak zo sće wy znamjo byli wšitkim wěrnym w Mazedonzkej a we Achajzkej. </text:p>
      <text:p text:style-name="P1"/>
      <text:p text:style-name="P4">8. Přetož wot was je wušoł hłós teho Knjezoweho słowa, nic jeno přez Mazedonzki a Achajzki kraj, ale tež na wšě města je waša wěra do Boha rozešła, tak zo nam trjeba njeje, wot teho što prajić. ref((Rom. 1, 8.<text:span text:style-name="T3">))</text:span></text:p>
      <text:p text:style-name="P1"/>
      <text:p text:style-name="P1">9. Woni sami wot was připowědaju, kak my so smy měli, jako k wam zańdźechmy, a kak wy so k Bohu sće wobroćili wot tych pšibohow, zo byšće žiwemu a wěrnemu Bohu słužili, </text:p>
      <text:p text:style-name="P1"/>
      <text:p text:style-name="P4">10. A wočakowali jeho Syna z njebjes, kotrehož wón wot morwych je zbudźił, to je Jezusa, kiž nas wot pšichodneho hněwa je wumóhł. ref((Phil. 3, 20.<text:span text:style-name="T3">))</text:span></text:p>
      <text:p text:style-name="P1"/>
      <text:p text:style-name="P4">%----------------------------------- </text:p>
      <text:p text:style-name="P4"><text:span text:style-name="T1"/></text:p>
      <text:p text:style-name="P4"><text:span text:style-name="T3">staw((</text:span>2. staw.<text:span text:style-name="T3">))</text:span></text:p>
      <text:p text:style-name="P4"/>
      <text:p text:style-name="P4"><text:span text:style-name="T3">detail((</text:span>Horzy posłucharjo su swěrnych wučerjow wjesele.<text:span text:style-name="T3">))</text:span></text:p>
      <text:p text:style-name="P4"/>
      <text:p text:style-name="P4">%----------------------------------- </text:p>
      <text:p text:style-name="P4"/>
      <text:p text:style-name="P1">1. Přetož tež wy sami wěsće, lubi bratřa, wot našeho nutszańdźenja k wam, zo wone njeje podarmo było; </text:p>
      <text:p text:style-name="P1"/>
      <text:p text:style-name="P4">2. Ale hač runje my prjedy smy ćerpili a hanjeni byli, jako wy wěsće, w Philippi, smy so my wšak schroblili w našim Bosy, zo bychmy pola was rěčeli to ewangelion Bože z wulkim bědźenjom. ref((Jap. zk. 16, 22. St. 17, 5. 2 Kor. 11, 25.<text:span text:style-name="T3">))</text:span></text:p>
      <text:p text:style-name="P1"/>
      <text:p text:style-name="P4">3. Přetož naše napominanje njeje było k zamolenju ani k nječiztozći ani z lesnosću; ref((2 Kor. 7, 2.<text:span text:style-name="T3">))</text:span></text:p>
      <text:p text:style-name="P1"/>
      <text:p text:style-name="P1">4. Ale jako my wot Boha zpytani smy, zo by nam to ewangelion dowěrjene było, zo bychmy to same prědowali; tak my tež rěčimy, nic jako chcyli so ludźom spodobać, ale Bohu, kiž naše wutroby spyta. Gal. 1, 10. St. 2, 7. </text:p>
      <text:p text:style-name="P1">5. Přetož my so nihdy ze słowami njejsmy pšisłodźili, jako wy wěsće, ani lakomztwa hladali; Bóh je swědk. </text:p>
      <text:p text:style-name="P1">6. My tež njejsmy česće pytali wot ludźi ani wot was ani wot druhich. Jan. 5, 41. 4. </text:p>
      <text:p text:style-name="P1">7. My móžachmy wam tež wobćežni być, jako Chrystusowi japoštoli; ale my smy lubozni jako mać pola was byli, runje jako dójka swoje dźěći pyta. </text:p>
      <text:p text:style-name="P1">8. Tak so nam po was chcyše a spodoba so nam derje, wam sobu dźělić nic jeno to ewangelion Bože, ale tež naše žiwjenje, teho dla zo nam sće lubi byli. </text:p>
      <text:p text:style-name="P1">9. A wy so derje wěsće dopomnić, lubi bratřa, našeho dźěła a našeje prócy; přetož w nocy a wodnjo smy my dźěłali, teho dla, zo žadnemu wot was njebychmy wobćežni byli; a smy bjez wami to ewangelion Bože prědowali. 1 Kor. 4, 12. </text:p>
      <text:p text:style-name="P1">10. Teho sće wy swědkojo a wosebje Bóh, kak my so swjeće a prawje a bjez poroka pola was, kiž wy wěrješće, smy zadźerželi; 1 Tim. 3, 2. </text:p>
      <text:p text:style-name="P1">11. Kaž wy tež wěsće, zo my kóždeho bjez wami, jako nan swoje dźěći, smy napominali a tróštowali, </text:p>
      <text:p text:style-name="P1">12. A smy wobswědčili, zo byšće wy doztojnje chodźili před Bohom, kiž was je powołał k swojemu kralestwu a k swojej krasnosći. Eph. 4, 1. Phil. 1, 27. </text:p>
      <text:p text:style-name="P1">13. Teho dla tež my bjez přestaća so Bohu dźakujemy, zo, jako wy wot nas <text:soft-page-break/>doztašće to słowo Božeho prědowanja, wy to same horje wzašće, nic jako člowječne słowo, ale, kaž woprawdźe je, jako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5.tif.large.jpg </text:p>
      <text:p text:style-name="P1">%----------------------------------------------------------- </text:p>
      <text:p text:style-name="P1"><text:s/>Wěrjacych tyšnosć (St. 2. 3.) na Thesalonzkich. a swjate 209 Bože słowo, kotrež tež mócne je we was, kiž wy wěriće. St. 1, 5. </text:p>
      <text:p text:style-name="P1">14. Přetož wy, lubi bratřa, zadźeržiće so runje po wašnju tych wosadow Božich, kotrež su w Židowskej w Chrystusu Jezusu, zo runje to same pšećeŕpili sće wot swojich blizkich přećelow, štož woni wot Zžidow; </text:p>
      <text:p text:style-name="P1">15. Kotřiž tež teho Knjeza Jezusa su morili a swojich profetow, a tež nas su pšezćěhali a njelubja so Bohu a su wšitkim ludźom pšećiwni. Jap. zk. 2, 22. 23. St. 3, 15. </text:p>
      <text:p text:style-name="P1">16. Nam woni wobaraju, zo njebychmy rěčeli k tym póhanam, zo bychu zbóžni byli, z tym pak swoje hrěchi přeco dopjelnja; přetož Boži hněw je na nich přišoł hač do kónca. Mat. 23, 33. </text:p>
      <text:p text:style-name="P1">17. My pak, lubi bratřa, dokelž my wot was na chwilu smy preč wzaći, po wobliču, nic po wutrobje, smy my ćim bóle so ztarali, waše wobliča wohladać z wulkej žadozću. Rom. 1, 11. St. 15, 23. </text:p>
      <text:p text:style-name="P1">18. Teho dla smy my chcyli k wam přińć, ja Pawoł wosebje, dwójcy; ale zatan je nam wobarał. </text:p>
      <text:p text:style-name="P1">19. Přetož štó je naša nadźija abo radosć abo króna, z kotrejž so bychmy khwalili? Njejsće tež wy to před wobličom našeho Knjeza Jezom Chrysta, na jeho přichod? Phil. 4, 1. </text:p>
      <text:p text:style-name="P1">20. Wy sće wšak naša česć a radosć. </text:p>
      <text:p text:style-name="P1">3. staw. Pawoła starozć a modlenje za Thesalonzkich. </text:p>
      <text:p text:style-name="P1">1. Teho dla njemóžachmy my so dlěje zdźeržeć; a je so nam lubiło, zo bychmy we Athenje sami byli woztajeni; </text:p>
      <text:p text:style-name="P1">2. A smy Timothea pósłali, našeho bratra a słužomnika Božeho a našeho pomoznika na evangeliju Chrystusowym, zo by was posylnił a was napominał we wašej wěrje; </text:p>
      <text:p text:style-name="P1">3. So by so žadyn njedał přewobroćić přez te přećiwnosće; přetož wy wěsće, zo my k temu smy poztajeni. Eph. 3, 13. </text:p>
      <text:p text:style-name="P1">4. A jako my pola was běchmy, dźachmy my wam prjedy, zo budźemy přećiwnosće měć; jako so tež je stało, a wy wo tym wěsće. Jap. zk. 17, 1 x. </text:p>
      <text:p text:style-name="P1">5. Teho dla ja tež so dlěje njemóžach zdźeržeć, a sym k wam pósłał, zo bych zhonił wašu wěru, zo by was snadź njezpytował tón zpytowaŕ a naše dźěło podarmo njebyło. Phil. 2, 16. </text:p>
      <text:p text:style-name="P1">6. Dokelž pak njedawno Timothej wot was k nam je přišoł a nam powědał wašu wěru a lubosć, a zo wy přeco we wšitkim dobrym na nas zpominaće a žadaće, zo byšće nas widźili, jako my tež was; </text:p>
      <text:p text:style-name="P1">7. Dha smy my teho dla, lubi bratřa, trošt dóstali nad wami we wšej našej tyšnosći a nuzy přez wašu wěru; </text:p>
      <text:p text:style-name="P1">8. Přetož nětk smy my žiwi, dokelž wy stejiće w tym Knjezu. </text:p>
      <text:p text:style-name="P1">9. Přetož kajki dźak móžemy my Bohu zaso dać waše dla za wšitku wjesełosć, kotruž my mamy nad wami před Bohom? </text:p>
      <text:p text:style-name="P1">10. My prosymy w nocy a wodnjo jara wulcy, zo bychmy waše wobličo widźeć móhli a dopjelnili, štož dosć njeje na wašej wěrje. Rom. 1, 10. St. 15, 23. </text:p>
      <text:p text:style-name="P1">11. Ssam pak Bóh a naš Wótc a naš Knjez Jezus Chrystus wobradź nam dobry puć k wam; </text:p>
      <text:p text:style-name="P1">12. Was pak pšizporjej tón Knjez a čiń was přez měru połnych w lubosći bjez sobu a přećiwo kóždemu, jako tež my přećiwo wam smy; </text:p>
      <text:p text:style-name="P1">13. So bychu waše wutroby posylnjene a bjez winy byłe w swjatosći před Bohom a našim Wótcom, na tón přichod našeho Knjeza Jezom Chrysta, ze wšitkimi jeho swjatymi. ź Thes. 2, 17. Phil. 1, 10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6.tif.large.jpg </text:p>
      <text:p text:style-name="P1">%----------------------------------------------------------- </text:p>
      <text:p text:style-name="P1"><text:s/>300 žiwjenje. </text:p>
      <text:p text:style-name="P1">1. list (4. 5. zt.) Pšihotowanje </text:p>
      <text:p text:style-name="P1">4. staw. Napominanje k swjatemu chodźenju, trošt přećiwo zrudnozći z horjestaća morwych. </text:p>
      <text:p text:style-name="P1">1. Dale pak, lubi bratřa, prosymy a napominamy was w tym Knjezu Jezusu, dokelž wy wot nas dóstali sće, kak wy chodźić a so Bohu lubić dyrbiće, zo byšće dale a bóle połniši byli; 2 Thes. 3, 12. Eph. 4, 1. </text:p>
      <text:p text:style-name="P1">2. Přetož wy wěsće, kajke přikaznje my wam dali smy přez teho Knjeza Jezusa. </text:p>
      <text:p text:style-name="P1">3. Přetož to je Boža wola: waše woswjećenje, zo byšće so wostajili kurwarstwa, pgom. 12, 2. </text:p>
      <text:p text:style-name="P1">4. A kóždy bjez wami wědźał swoje sudobje zachować w swjećenju a česći, 1 Kor. 6, 13. 15. </text:p>
      <text:p text:style-name="P1">5. Nic w hrěšnym požadanju, jako póhanjo, kotřiž Boha njeznaja; </text:p>
      <text:p text:style-name="P1">6. A zo by nichtó swojeho bratra w žanej wěcy njepšekrótšił a njezjebał; přetož tón Knjez je sudnik, kiž to wšitko wjeći, jako my wam tež prjedy prajili a wobswědčili smy. 1Kor: 6, 8. </text:p>
      <text:p text:style-name="P1">7. Přetož Bóh nas njeje powołał k nječiztozći, ale k swjećenju. 2 Tim. 1, 9. </text:p>
      <text:p text:style-name="P1">8. Štóž teho dla zaspi, tón njezazpi čłowjeka, ale Boha, kiž tež swojeho Ducha do nas dał je. Tekst na 17. njedźelu po swj. Trojicy. IV. </text:p>
      <text:p text:style-name="P1">9. [Wot teje bratrowzkeje lubosće pak wy njepotrjebaće, zo bych wam pisał; přetož wy sami sće wot Boha nawučeni, zo byšće so bjez sobu lubowali; 3 Mójz. 19, 18. Jan. 13, 34. </text:p>
      <text:p text:style-name="P1">10. A to činiće wy tež na wšitkich bratrach, kiž w cyłej Mazedonzkej su. Napominamy pak waks, lubi bratřa, zo byšće dale a bóle połniši byli. </text:p>
      <text:p text:style-name="P1">11. Hladajće teje česće, zo byšće z pokojom byli a to swoje činili a ze swojimaj rukomaj dźěłali, jako my wam smjy pšikazali, 2 Thes. 3, 8. 12. 1 Thes. 2, 9. </text:p>
      <text:p text:style-name="P1">12. So byšće česnje wokoło šli z tymi, kiž wonkach su, a na ničim nuzu njeměli. Rom. 183, 13. </text:p>
      <text:p text:style-name="P1">13. Ja pak wam, lubi bratřa, nochcu zamjelčeć wot tych, kiž wusnyli su, zo njebyšće žarowali jako ći druzy, kotřiž žaneje nadźije nimaju. 1Kor. 10,1. Sir 22, 1. </text:p>
      <text:p text:style-name="P1">14. Přetož hdyž my wěrimy, zo Jezus wumrěł a stanył je, dha budźe tež Bóh tych, kiž wusnyli su přez Jezusa, z nim přiwjesć. Rom. 14, 9. 1 Kor. 15, 13. 18. </text:p>
      <text:p text:style-name="P1">15. Přetož to my wam prajimy jako słowo teho Knjeza, zo my, kiž žiwi woztanjemy hač na Knjezowy přichod, njebudźemy tola prjedy tych přińć, kotřiž wusnyli su; 1 Kor. 15, 23. 51. </text:p>
      <text:p text:style-name="P1">16. Přetož wón sam, tón Knjez, budźe z wołanjom a z hłosom teho wyšeho jandźela a z trubjelu Božej z njebjes dele přińć, a ći morwi w Chrystusu budźa najprjedy stanuć; Mat. 24, 31. </text:p>
      <text:p text:style-name="P1">17. Potom my, kiž žiwi woztanjemy, budźemy z nimi hromadźe torhnjeni w mróčelach temu Knjezej napřećiwo do lófta a budźemy tak wěčnje při tym Knjezu. Zjew. 11, 12. </text:p>
      <text:p text:style-name="P1">18. Dha tróštujće so bjez sobu z tymi słowami. 2 Kor. 13, 11. </text:p>
      <text:p text:style-name="P1">5. staw. Wo sudnym dnju a pšihotowanju k njemu. Tekst na 2. njedźelu adwenta. IV. </text:p>
      <text:p text:style-name="P1">1. Wot tych časow pak a štundow, lubi bratřa, njeje trjeba wam pisać; Mat. 24, 3. 36. </text:p>
      <text:p text:style-name="P1">2. Přetož wy sami derje dosć wěsće, zo teho Knjeza dźeń tak pšińeć budźe jako paduch w nocy. Luk. 12, 39. 2 Pětr. 3, 10. Zjew. 3, 3. St. 16, 15. </text:p>
      <text:p text:style-name="P1">3. Přetož hdyž rjeknyć budźa: Měr je a pokoj, tehdy budźe jich nahle skaženje nadpanuć, runje jako bolozć ćežku žónsku, a njebudźa ćeknyć. Jer. 6, 14. St. 8, 11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7.tif.large.jpg </text:p>
      <text:p text:style-name="P1">%----------------------------------------------------------- </text:p>
      <text:p text:style-name="P1"><text:s/>k sudnemu (St. 5.) na Thesalonzkich. dnju. 301 </text:p>
      <text:p text:style-name="P1">4. Wy pak, lubi bratřa, njejsće w ćmje, zo by was tón dźeń jako paduch nadpanuł. Eph. 5, 8. </text:p>
      <text:p text:style-name="P1">5. Wy sće wšitcy dźěći teho swětła a dźěći teho dnja; my njejsmy wot nocy ani wot ćmy. Luk. 16, 8. Rom. 13, 12. </text:p>
      <text:p text:style-name="P1">6. Dha njezpijmy teho dla, jako ći druzy; ale wachujmy a budźmy ztrózbi. </text:p>
      <text:p text:style-name="P1">7. Přetož kotřiž zpja, ći zpja w nocy, a kotřiž pjeni su, ći su w nocy pjeni; Rom. 13, 12. 13. </text:p>
      <text:p text:style-name="P1">8. My pak, kiž my teho dnja smy, budźmy ztrózbi, nawoblekani z kabatom teje wěry a lubosće a z kłobukom teje nadźije k zbóžnozći. Rom. 13, 12. Jez. 59, 12. Eph. 6, 14—11. </text:p>
      <text:p text:style-name="P1">9. Přetož Bóh nas njeje k hněwu postajił, ale k wobsynjenju teje zbóžnozće přez našeho Knjeza Jezom Chrysta, Rom. 9, 23. </text:p>
      <text:p text:style-name="P1">10. Kiž za nas wumrěł je, zo bychmy my, njech wachujemy abo zpimy, tež z nim žiwi byli. Rom. 14, 8. 9. </text:p>
      <text:p text:style-name="P1">11. Teho dla napominajće so bjez sobu a twaŕće jedyn druheho, jako wy tež činiće. Hebr. 10, 24. 25. </text:p>
      <text:p text:style-name="P1">12. Prosymy pak was, lubi bratřa, zo byšće póznali tych, kiž so na was prózuja a wam prjódkzteja w tym Knjezu a was napominaju. 1 Kor. 18, 18. </text:p>
      <text:p text:style-name="P1">13. Cžezćće a lubujće jich najbóle jich dźěła dla, a dźeržće měr z nimi. </text:p>
      <text:p text:style-name="P1">14. Napominamy pak was, lubi bratřa: wučće tych njerodnych, tróštujće tych bojaznych, znošće tych słabych, budźće zćeŕpni přećiwo kóždemu. 2 Thes. 3, 15. </text:p>
      <text:p text:style-name="P1">15. Hladajće, zo by nichtó nikomu złósće za złósć nječinił; ale kóždy čas za dobrym hońće, sami bjez sobu a tež přećiwo kóždemu. Přisł. 20, 22. Rom. 12, 17. 1 Pětr. 3, 9. </text:p>
      <text:p text:style-name="P1">16. Budźće kóždy čas wjesołi, Luk. 10, 20. </text:p>
      <text:p text:style-name="P1">17. Bjez přestaća so modlće, Luk. 18, 1. Rom. 12, 12. Kol. 4, 2. </text:p>
      <text:p text:style-name="P1">18. Sa wšo budźće dźakomni; přetož to je Boža wola w Chrystusu Jezusu na was. CEph. 5, 20. </text:p>
      <text:p text:style-name="P1">19. Teho ducha njezdušće, 1 Kor. 14, 30. </text:p>
      <text:p text:style-name="P1">20. To prědowanje Božeho pisma njezazpiće; </text:p>
      <text:p text:style-name="P1">21. Spytajće wšitko a to dobre zdźeržće; Rom. 2, 18. </text:p>
      <text:p text:style-name="P1">22. Wšitkeho, štož złemu je podobne, so wostajće. </text:p>
      <text:p text:style-name="P1">23. Ssam pak Bóh teho měra rosswjeć was čizće, a wšitkón waš duch a duša a ćěło njech budźa bjez poroka zdźeržane hač na přichod našeho Knjeza Jezom Chrysta. Rom. 15, 33. </text:p>
      <text:p text:style-name="P1">24. Sswěrny je wón, kiž was powoła, kiž tež to činić budźe. 1 Kor. 1, 9. St. 10, 13. 2 Tim. 2, 13. 1 Jan. 1,9. </text:p>
      <text:p text:style-name="P1">25. Lubi bratřa, prošće za nas. </text:p>
      <text:p text:style-name="P1">26. Poztrorbće wšitkich bratrow ze swjatym wokošowanjom. Rom. 16, 16. 1 Kor. 16, 20. </text:p>
      <text:p text:style-name="P1">27. Ja was zaroću při tym Knjezu, zo byšće tón list podali lazować wšitkim swjatym bratram. Kol. 4, 16. </text:p>
      <text:p text:style-name="P1">28. Ta hnada našeho Knjeza Jezom Chrysta budź z wami. Hamjeń. Phil. 4, 23. Tón prěnńši list na Thesalonzkich je pisany z Athena. 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6T17:09:28.025153586</dc:date>
    <meta:editing-duration>PT6M2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7" meta:paragraph-count="127" meta:word-count="2284" meta:character-count="13279" meta:non-whitespace-character-count="10997"/>
  </office:meta>
</office:document-meta>
</file>